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2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/Hz</text:p>
          </table:table-cell>
          <table:table-cell office:value-type="string" calcext:value-type="string">
            <text:p>T/s</text:p>
          </table:table-cell>
          <table:table-cell office:value-type="string" calcext:value-type="string">
            <text:p>x/mm</text:p>
          </table:table-cell>
          <table:table-cell office:value-type="string" calcext:value-type="string">
            <text:p>phi/de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03" calcext:value-type="float">
            <text:p>0,503</text:p>
          </table:table-cell>
          <table:table-cell office:value-type="float" office:value="1.983" calcext:value-type="float">
            <text:p>1,983</text:p>
          </table:table-cell>
          <table:table-cell office:value-type="float" office:value="12.8" calcext:value-type="float">
            <text:p>12,8</text:p>
          </table:table-cell>
          <table:table-cell office:value-type="float" office:value="15.1" calcext:value-type="float">
            <text:p>15,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04" calcext:value-type="float">
            <text:p>0,504</text:p>
          </table:table-cell>
          <table:table-cell office:value-type="float" office:value="1.979" calcext:value-type="float">
            <text:p>1,979</text:p>
          </table:table-cell>
          <table:table-cell office:value-type="float" office:value="12.8" calcext:value-type="float">
            <text:p>12,8</text:p>
          </table:table-cell>
          <table:table-cell office:value-type="float" office:value="15.3" calcext:value-type="float">
            <text:p>15,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5" calcext:value-type="float">
            <text:p>0,505</text:p>
          </table:table-cell>
          <table:table-cell office:value-type="float" office:value="1.981" calcext:value-type="float">
            <text:p>1,981</text:p>
          </table:table-cell>
          <table:table-cell office:value-type="float" office:value="12.8" calcext:value-type="float">
            <text:p>12,8</text:p>
          </table:table-cell>
          <table:table-cell office:value-type="float" office:value="15.1" calcext:value-type="float">
            <text:p>15,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03" calcext:value-type="float">
            <text:p>0,503</text:p>
          </table:table-cell>
          <table:table-cell office:value-type="float" office:value="1.986" calcext:value-type="float">
            <text:p>1,986</text:p>
          </table:table-cell>
          <table:table-cell office:value-type="float" office:value="12.8" calcext:value-type="float">
            <text:p>12,8</text:p>
          </table:table-cell>
          <table:table-cell office:value-type="float" office:value="15.1" calcext:value-type="float">
            <text:p>15,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03" calcext:value-type="float">
            <text:p>0,503</text:p>
          </table:table-cell>
          <table:table-cell office:value-type="float" office:value="1.986" calcext:value-type="float">
            <text:p>1,986</text:p>
          </table:table-cell>
          <table:table-cell office:value-type="float" office:value="12.8" calcext:value-type="float">
            <text:p>12,8</text:p>
          </table:table-cell>
          <table:table-cell office:value-type="float" office:value="14.9" calcext:value-type="float">
            <text:p>14,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03" calcext:value-type="float">
            <text:p>0,503</text:p>
          </table:table-cell>
          <table:table-cell office:value-type="float" office:value="1.985" calcext:value-type="float">
            <text:p>1,985</text:p>
          </table:table-cell>
          <table:table-cell office:value-type="float" office:value="12.8" calcext:value-type="float">
            <text:p>12,8</text:p>
          </table:table-cell>
          <table:table-cell office:value-type="float" office:value="14.9" calcext:value-type="float">
            <text:p>14,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03" calcext:value-type="float">
            <text:p>0,503</text:p>
          </table:table-cell>
          <table:table-cell office:value-type="float" office:value="1.987" calcext:value-type="float">
            <text:p>1,987</text:p>
          </table:table-cell>
          <table:table-cell office:value-type="float" office:value="12.8" calcext:value-type="float">
            <text:p>12,8</text:p>
          </table:table-cell>
          <table:table-cell office:value-type="float" office:value="14.9" calcext:value-type="float">
            <text:p>14,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03" calcext:value-type="float">
            <text:p>0,503</text:p>
          </table:table-cell>
          <table:table-cell office:value-type="float" office:value="1.985" calcext:value-type="float">
            <text:p>1,985</text:p>
          </table:table-cell>
          <table:table-cell office:value-type="float" office:value="12.8" calcext:value-type="float">
            <text:p>12,8</text:p>
          </table:table-cell>
          <table:table-cell office:value-type="float" office:value="14.8" calcext:value-type="float">
            <text:p>14,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03" calcext:value-type="float">
            <text:p>0,503</text:p>
          </table:table-cell>
          <table:table-cell office:value-type="float" office:value="1.986" calcext:value-type="float">
            <text:p>1,986</text:p>
          </table:table-cell>
          <table:table-cell office:value-type="float" office:value="12.8" calcext:value-type="float">
            <text:p>12,8</text:p>
          </table:table-cell>
          <table:table-cell office:value-type="float" office:value="14.8" calcext:value-type="float">
            <text:p>14,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03" calcext:value-type="float">
            <text:p>0,503</text:p>
          </table:table-cell>
          <table:table-cell office:value-type="float" office:value="1.987" calcext:value-type="float">
            <text:p>1,987</text:p>
          </table:table-cell>
          <table:table-cell office:value-type="float" office:value="12.8" calcext:value-type="float">
            <text:p>12,8</text:p>
          </table:table-cell>
          <table:table-cell office:value-type="float" office:value="14.8" calcext:value-type="float">
            <text:p>14,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5" calcext:value-type="float">
            <text:p>0,595</text:p>
          </table:table-cell>
          <table:table-cell office:value-type="float" office:value="1.673" calcext:value-type="float">
            <text:p>1,673</text:p>
          </table:table-cell>
          <table:table-cell office:value-type="float" office:value="14.2" calcext:value-type="float">
            <text:p>14,2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98" calcext:value-type="float">
            <text:p>0,598</text:p>
          </table:table-cell>
          <table:table-cell office:value-type="float" office:value="1.674" calcext:value-type="float">
            <text:p>1,674</text:p>
          </table:table-cell>
          <table:table-cell office:value-type="float" office:value="14.2" calcext:value-type="float">
            <text:p>14,2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98" calcext:value-type="float">
            <text:p>0,598</text:p>
          </table:table-cell>
          <table:table-cell office:value-type="float" office:value="1.674" calcext:value-type="float">
            <text:p>1,674</text:p>
          </table:table-cell>
          <table:table-cell office:value-type="float" office:value="14.1" calcext:value-type="float">
            <text:p>14,1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95" calcext:value-type="float">
            <text:p>0,595</text:p>
          </table:table-cell>
          <table:table-cell office:value-type="float" office:value="1.673" calcext:value-type="float">
            <text:p>1,673</text:p>
          </table:table-cell>
          <table:table-cell office:value-type="float" office:value="14.2" calcext:value-type="float">
            <text:p>14,2</text:p>
          </table:table-cell>
          <table:table-cell office:value-type="float" office:value="17.5" calcext:value-type="float">
            <text:p>17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97" calcext:value-type="float">
            <text:p>0,597</text:p>
          </table:table-cell>
          <table:table-cell office:value-type="float" office:value="1.675" calcext:value-type="float">
            <text:p>1,675</text:p>
          </table:table-cell>
          <table:table-cell office:value-type="float" office:value="14.2" calcext:value-type="float">
            <text:p>14,2</text:p>
          </table:table-cell>
          <table:table-cell office:value-type="float" office:value="17.5" calcext:value-type="float">
            <text:p>17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98" calcext:value-type="float">
            <text:p>0,598</text:p>
          </table:table-cell>
          <table:table-cell office:value-type="float" office:value="1.678" calcext:value-type="float">
            <text:p>1,678</text:p>
          </table:table-cell>
          <table:table-cell office:value-type="float" office:value="14.1" calcext:value-type="float">
            <text:p>14,1</text:p>
          </table:table-cell>
          <table:table-cell office:value-type="float" office:value="17.5" calcext:value-type="float">
            <text:p>17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92" calcext:value-type="float">
            <text:p>0,592</text:p>
          </table:table-cell>
          <table:table-cell office:value-type="float" office:value="1.681" calcext:value-type="float">
            <text:p>1,681</text:p>
          </table:table-cell>
          <table:table-cell office:value-type="float" office:value="14.1" calcext:value-type="float">
            <text:p>14,1</text:p>
          </table:table-cell>
          <table:table-cell office:value-type="float" office:value="17.5" calcext:value-type="float">
            <text:p>17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94" calcext:value-type="float">
            <text:p>0,594</text:p>
          </table:table-cell>
          <table:table-cell office:value-type="float" office:value="1.68" calcext:value-type="float">
            <text:p>1,68</text:p>
          </table:table-cell>
          <table:table-cell office:value-type="float" office:value="14.1" calcext:value-type="float">
            <text:p>14,1</text:p>
          </table:table-cell>
          <table:table-cell office:value-type="float" office:value="17.3" calcext:value-type="float">
            <text:p>17,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6" calcext:value-type="float">
            <text:p>0,596</text:p>
          </table:table-cell>
          <table:table-cell office:value-type="float" office:value="1.683" calcext:value-type="float">
            <text:p>1,683</text:p>
          </table:table-cell>
          <table:table-cell office:value-type="float" office:value="14.1" calcext:value-type="float">
            <text:p>14,1</text:p>
          </table:table-cell>
          <table:table-cell office:value-type="float" office:value="17.3" calcext:value-type="float">
            <text:p>17,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91" calcext:value-type="float">
            <text:p>0,591</text:p>
          </table:table-cell>
          <table:table-cell office:value-type="float" office:value="1.686" calcext:value-type="float">
            <text:p>1,686</text:p>
          </table:table-cell>
          <table:table-cell office:value-type="float" office:value="14.1" calcext:value-type="float">
            <text:p>14,1</text:p>
          </table:table-cell>
          <table:table-cell office:value-type="float" office:value="17.3" calcext:value-type="float">
            <text:p>17,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" calcext:value-type="float">
            <text:p>0,697</text:p>
          </table:table-cell>
          <table:table-cell office:value-type="float" office:value="1.433" calcext:value-type="float">
            <text:p>1,433</text:p>
          </table:table-cell>
          <table:table-cell office:value-type="float" office:value="16.3" calcext:value-type="float">
            <text:p>16,3</text:p>
          </table:table-cell>
          <table:table-cell office:value-type="float" office:value="21.8" calcext:value-type="float">
            <text:p>21,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95" calcext:value-type="float">
            <text:p>0,695</text:p>
          </table:table-cell>
          <table:table-cell office:value-type="float" office:value="1.435" calcext:value-type="float">
            <text:p>1,435</text:p>
          </table:table-cell>
          <table:table-cell office:value-type="float" office:value="16.3" calcext:value-type="float">
            <text:p>16,3</text:p>
          </table:table-cell>
          <table:table-cell office:value-type="float" office:value="21.8" calcext:value-type="float">
            <text:p>21,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99" calcext:value-type="float">
            <text:p>0,699</text:p>
          </table:table-cell>
          <table:table-cell office:value-type="float" office:value="1.434" calcext:value-type="float">
            <text:p>1,434</text:p>
          </table:table-cell>
          <table:table-cell office:value-type="float" office:value="16.3" calcext:value-type="float">
            <text:p>16,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94" calcext:value-type="float">
            <text:p>0,694</text:p>
          </table:table-cell>
          <table:table-cell office:value-type="float" office:value="1.434" calcext:value-type="float">
            <text:p>1,434</text:p>
          </table:table-cell>
          <table:table-cell office:value-type="float" office:value="16.3" calcext:value-type="float">
            <text:p>16,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99" calcext:value-type="float">
            <text:p>0,699</text:p>
          </table:table-cell>
          <table:table-cell office:value-type="float" office:value="1.436" calcext:value-type="float">
            <text:p>1,436</text:p>
          </table:table-cell>
          <table:table-cell office:value-type="float" office:value="16.3" calcext:value-type="float">
            <text:p>16,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94" calcext:value-type="float">
            <text:p>0,694</text:p>
          </table:table-cell>
          <table:table-cell office:value-type="float" office:value="1.434" calcext:value-type="float">
            <text:p>1,434</text:p>
          </table:table-cell>
          <table:table-cell office:value-type="float" office:value="16.3" calcext:value-type="float">
            <text:p>16,3</text:p>
          </table:table-cell>
          <table:table-cell office:value-type="float" office:value="22.1" calcext:value-type="float">
            <text:p>22,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98" calcext:value-type="float">
            <text:p>0,698</text:p>
          </table:table-cell>
          <table:table-cell office:value-type="float" office:value="1.432" calcext:value-type="float">
            <text:p>1,432</text:p>
          </table:table-cell>
          <table:table-cell office:value-type="float" office:value="16.4" calcext:value-type="float">
            <text:p>16,4</text:p>
          </table:table-cell>
          <table:table-cell office:value-type="float" office:value="22.3" calcext:value-type="float">
            <text:p>22,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99" calcext:value-type="float">
            <text:p>0,699</text:p>
          </table:table-cell>
          <table:table-cell office:value-type="float" office:value="1.429" calcext:value-type="float">
            <text:p>1,429</text:p>
          </table:table-cell>
          <table:table-cell office:value-type="float" office:value="16.4" calcext:value-type="float">
            <text:p>16,4</text:p>
          </table:table-cell>
          <table:table-cell office:value-type="float" office:value="22.3" calcext:value-type="float">
            <text:p>22,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97" calcext:value-type="float">
            <text:p>0,697</text:p>
          </table:table-cell>
          <table:table-cell office:value-type="float" office:value="1.428" calcext:value-type="float">
            <text:p>1,428</text:p>
          </table:table-cell>
          <table:table-cell office:value-type="float" office:value="16.4" calcext:value-type="float">
            <text:p>16,4</text:p>
          </table:table-cell>
          <table:table-cell office:value-type="float" office:value="22.3" calcext:value-type="float">
            <text:p>22,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03" calcext:value-type="float">
            <text:p>0,703</text:p>
          </table:table-cell>
          <table:table-cell office:value-type="float" office:value="1.428" calcext:value-type="float">
            <text:p>1,428</text:p>
          </table:table-cell>
          <table:table-cell office:value-type="float" office:value="16.4" calcext:value-type="float">
            <text:p>16,4</text:p>
          </table:table-cell>
          <table:table-cell office:value-type="float" office:value="22.3" calcext:value-type="float">
            <text:p>22,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01" calcext:value-type="float">
            <text:p>0,801</text:p>
          </table:table-cell>
          <table:table-cell office:value-type="float" office:value="1.243" calcext:value-type="float">
            <text:p>1,243</text:p>
          </table:table-cell>
          <table:table-cell office:value-type="float" office:value="19.9" calcext:value-type="float">
            <text:p>19,9</text:p>
          </table:table-cell>
          <table:table-cell office:value-type="float" office:value="30.4" calcext:value-type="float">
            <text:p>30,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04" calcext:value-type="float">
            <text:p>0,804</text:p>
          </table:table-cell>
          <table:table-cell office:value-type="float" office:value="1.239" calcext:value-type="float">
            <text:p>1,239</text:p>
          </table:table-cell>
          <table:table-cell office:value-type="float" office:value="19.9" calcext:value-type="float">
            <text:p>19,9</text:p>
          </table:table-cell>
          <table:table-cell office:value-type="float" office:value="30.6" calcext:value-type="float">
            <text:p>30,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09" calcext:value-type="float">
            <text:p>0,809</text:p>
          </table:table-cell>
          <table:table-cell office:value-type="float" office:value="1.24" calcext:value-type="float">
            <text:p>1,24</text:p>
          </table:table-cell>
          <table:table-cell office:value-type="float" office:value="20" calcext:value-type="float">
            <text:p>20</text:p>
          </table:table-cell>
          <table:table-cell office:value-type="float" office:value="30.4" calcext:value-type="float">
            <text:p>30,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07" calcext:value-type="float">
            <text:p>0,807</text:p>
          </table:table-cell>
          <table:table-cell office:value-type="float" office:value="1.242" calcext:value-type="float">
            <text:p>1,242</text:p>
          </table:table-cell>
          <table:table-cell office:value-type="float" office:value="19.9" calcext:value-type="float">
            <text:p>19,9</text:p>
          </table:table-cell>
          <table:table-cell office:value-type="float" office:value="30.6" calcext:value-type="float">
            <text:p>30,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02" calcext:value-type="float">
            <text:p>0,802</text:p>
          </table:table-cell>
          <table:table-cell office:value-type="float" office:value="1.239" calcext:value-type="float">
            <text:p>1,239</text:p>
          </table:table-cell>
          <table:table-cell office:value-type="float" office:value="19.9" calcext:value-type="float">
            <text:p>19,9</text:p>
          </table:table-cell>
          <table:table-cell office:value-type="float" office:value="30.8" calcext:value-type="float">
            <text:p>30,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04" calcext:value-type="float">
            <text:p>0,804</text:p>
          </table:table-cell>
          <table:table-cell office:value-type="float" office:value="1.239" calcext:value-type="float">
            <text:p>1,239</text:p>
          </table:table-cell>
          <table:table-cell office:value-type="float" office:value="20" calcext:value-type="float">
            <text:p>20</text:p>
          </table:table-cell>
          <table:table-cell office:value-type="float" office:value="30.6" calcext:value-type="float">
            <text:p>30,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09" calcext:value-type="float">
            <text:p>0,809</text:p>
          </table:table-cell>
          <table:table-cell office:value-type="float" office:value="1.24" calcext:value-type="float">
            <text:p>1,24</text:p>
          </table:table-cell>
          <table:table-cell office:value-type="float" office:value="20" calcext:value-type="float">
            <text:p>20</text:p>
          </table:table-cell>
          <table:table-cell office:value-type="float" office:value="30.4" calcext:value-type="float">
            <text:p>30,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08" calcext:value-type="float">
            <text:p>0,808</text:p>
          </table:table-cell>
          <table:table-cell office:value-type="float" office:value="1.241" calcext:value-type="float">
            <text:p>1,241</text:p>
          </table:table-cell>
          <table:table-cell office:value-type="float" office:value="19.9" calcext:value-type="float">
            <text:p>19,9</text:p>
          </table:table-cell>
          <table:table-cell office:value-type="float" office:value="30.6" calcext:value-type="float">
            <text:p>30,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02" calcext:value-type="float">
            <text:p>0,802</text:p>
          </table:table-cell>
          <table:table-cell office:value-type="float" office:value="1.24" calcext:value-type="float">
            <text:p>1,24</text:p>
          </table:table-cell>
          <table:table-cell office:value-type="float" office:value="20" calcext:value-type="float">
            <text:p>20</text:p>
          </table:table-cell>
          <table:table-cell office:value-type="float" office:value="30.6" calcext:value-type="float">
            <text:p>30,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04" calcext:value-type="float">
            <text:p>0,804</text:p>
          </table:table-cell>
          <table:table-cell office:value-type="float" office:value="1.239" calcext:value-type="float">
            <text:p>1,239</text:p>
          </table:table-cell>
          <table:table-cell office:value-type="float" office:value="20" calcext:value-type="float">
            <text:p>20</text:p>
          </table:table-cell>
          <table:table-cell office:value-type="float" office:value="30.2" calcext:value-type="float">
            <text:p>30,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08" calcext:value-type="float">
            <text:p>0,908</text:p>
          </table:table-cell>
          <table:table-cell office:value-type="float" office:value="1.1" calcext:value-type="float">
            <text:p>1,1</text:p>
          </table:table-cell>
          <table:table-cell office:value-type="float" office:value="25.2" calcext:value-type="float">
            <text:p>25,2</text:p>
          </table:table-cell>
          <table:table-cell office:value-type="float" office:value="43.2" calcext:value-type="float">
            <text:p>43,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08" calcext:value-type="float">
            <text:p>0,908</text:p>
          </table:table-cell>
          <table:table-cell office:value-type="float" office:value="1.103" calcext:value-type="float">
            <text:p>1,103</text:p>
          </table:table-cell>
          <table:table-cell office:value-type="float" office:value="25.1" calcext:value-type="float">
            <text:p>25,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07" calcext:value-type="float">
            <text:p>0,907</text:p>
          </table:table-cell>
          <table:table-cell office:value-type="float" office:value="1.104" calcext:value-type="float">
            <text:p>1,104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07" calcext:value-type="float">
            <text:p>0,907</text:p>
          </table:table-cell>
          <table:table-cell office:value-type="float" office:value="1.104" calcext:value-type="float">
            <text:p>1,104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06" calcext:value-type="float">
            <text:p>0,906</text:p>
          </table:table-cell>
          <table:table-cell office:value-type="float" office:value="1.104" calcext:value-type="float">
            <text:p>1,104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05" calcext:value-type="float">
            <text:p>0,905</text:p>
          </table:table-cell>
          <table:table-cell office:value-type="float" office:value="1.104" calcext:value-type="float">
            <text:p>1,104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04" calcext:value-type="float">
            <text:p>0,904</text:p>
          </table:table-cell>
          <table:table-cell office:value-type="float" office:value="1.105" calcext:value-type="float">
            <text:p>1,105</text:p>
          </table:table-cell>
          <table:table-cell office:value-type="float" office:value="24.9" calcext:value-type="float">
            <text:p>24,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03" calcext:value-type="float">
            <text:p>0,903</text:p>
          </table:table-cell>
          <table:table-cell office:value-type="float" office:value="1.106" calcext:value-type="float">
            <text:p>1,106</text:p>
          </table:table-cell>
          <table:table-cell office:value-type="float" office:value="24.9" calcext:value-type="float">
            <text:p>24,9</text:p>
          </table:table-cell>
          <table:table-cell office:value-type="float" office:value="42.5" calcext:value-type="float">
            <text:p>42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01" calcext:value-type="float">
            <text:p>0,901</text:p>
          </table:table-cell>
          <table:table-cell office:value-type="float" office:value="1.109" calcext:value-type="float">
            <text:p>1,109</text:p>
          </table:table-cell>
          <table:table-cell office:value-type="float" office:value="24.8" calcext:value-type="float">
            <text:p>24,8</text:p>
          </table:table-cell>
          <table:table-cell office:value-type="float" office:value="42.1" calcext:value-type="float">
            <text:p>42,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99" calcext:value-type="float">
            <text:p>0,899</text:p>
          </table:table-cell>
          <table:table-cell office:value-type="float" office:value="1.112" calcext:value-type="float">
            <text:p>1,112</text:p>
          </table:table-cell>
          <table:table-cell office:value-type="float" office:value="24.7" calcext:value-type="float">
            <text:p>24,7</text:p>
          </table:table-cell>
          <table:table-cell office:value-type="float" office:value="41.6" calcext:value-type="float">
            <text:p>41,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,995</text:p>
          </table:table-cell>
          <table:table-cell office:value-type="float" office:value="1.004" calcext:value-type="float">
            <text:p>1,004</text:p>
          </table:table-cell>
          <table:table-cell office:value-type="float" office:value="30.6" calcext:value-type="float">
            <text:p>30,6</text:p>
          </table:table-cell>
          <table:table-cell office:value-type="float" office:value="62.6" calcext:value-type="float">
            <text:p>62,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94" calcext:value-type="float">
            <text:p>0,994</text:p>
          </table:table-cell>
          <table:table-cell office:value-type="float" office:value="1.005" calcext:value-type="float">
            <text:p>1,005</text:p>
          </table:table-cell>
          <table:table-cell office:value-type="float" office:value="30.5" calcext:value-type="float">
            <text:p>30,5</text:p>
          </table:table-cell>
          <table:table-cell office:value-type="float" office:value="62.6" calcext:value-type="float">
            <text:p>62,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95" calcext:value-type="float">
            <text:p>0,995</text:p>
          </table:table-cell>
          <table:table-cell office:value-type="float" office:value="1.005" calcext:value-type="float">
            <text:p>1,005</text:p>
          </table:table-cell>
          <table:table-cell office:value-type="float" office:value="30.5" calcext:value-type="float">
            <text:p>30,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96" calcext:value-type="float">
            <text:p>0,996</text:p>
          </table:table-cell>
          <table:table-cell office:value-type="float" office:value="1.004" calcext:value-type="float">
            <text:p>1,004</text:p>
          </table:table-cell>
          <table:table-cell office:value-type="float" office:value="30.5" calcext:value-type="float">
            <text:p>30,5</text:p>
          </table:table-cell>
          <table:table-cell office:value-type="float" office:value="63.4" calcext:value-type="float">
            <text:p>63,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97" calcext:value-type="float">
            <text:p>0,997</text:p>
          </table:table-cell>
          <table:table-cell office:value-type="float" office:value="1.003" calcext:value-type="float">
            <text:p>1,003</text:p>
          </table:table-cell>
          <table:table-cell office:value-type="float" office:value="30.6" calcext:value-type="float">
            <text:p>30,6</text:p>
          </table:table-cell>
          <table:table-cell office:value-type="float" office:value="63.5" calcext:value-type="float">
            <text:p>63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97" calcext:value-type="float">
            <text:p>0,997</text:p>
          </table:table-cell>
          <table:table-cell office:value-type="float" office:value="1.002" calcext:value-type="float">
            <text:p>1,002</text:p>
          </table:table-cell>
          <table:table-cell office:value-type="float" office:value="30.7" calcext:value-type="float">
            <text:p>30,7</text:p>
          </table:table-cell>
          <table:table-cell office:value-type="float" office:value="63.7" calcext:value-type="float">
            <text:p>63,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98" calcext:value-type="float">
            <text:p>0,998</text:p>
          </table:table-cell>
          <table:table-cell office:value-type="float" office:value="1.001" calcext:value-type="float">
            <text:p>1,001</text:p>
          </table:table-cell>
          <table:table-cell office:value-type="float" office:value="30.7" calcext:value-type="float">
            <text:p>30,7</text:p>
          </table:table-cell>
          <table:table-cell office:value-type="float" office:value="63.7" calcext:value-type="float">
            <text:p>63,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98" calcext:value-type="float">
            <text:p>0,998</text:p>
          </table:table-cell>
          <table:table-cell office:value-type="float" office:value="1.001" calcext:value-type="float">
            <text:p>1,001</text:p>
          </table:table-cell>
          <table:table-cell office:value-type="float" office:value="30.8" calcext:value-type="float">
            <text:p>30,8</text:p>
          </table:table-cell>
          <table:table-cell office:value-type="float" office:value="63.5" calcext:value-type="float">
            <text:p>63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97" calcext:value-type="float">
            <text:p>0,997</text:p>
          </table:table-cell>
          <table:table-cell office:value-type="float" office:value="1.002" calcext:value-type="float">
            <text:p>1,002</text:p>
          </table:table-cell>
          <table:table-cell office:value-type="float" office:value="30.8" calcext:value-type="float">
            <text:p>30,8</text:p>
          </table:table-cell>
          <table:table-cell office:value-type="float" office:value="63.7" calcext:value-type="float">
            <text:p>63,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97" calcext:value-type="float">
            <text:p>0,997</text:p>
          </table:table-cell>
          <table:table-cell office:value-type="float" office:value="1.002" calcext:value-type="float">
            <text:p>1,002</text:p>
          </table:table-cell>
          <table:table-cell office:value-type="float" office:value="30.7" calcext:value-type="float">
            <text:p>30,7</text:p>
          </table:table-cell>
          <table:table-cell office:value-type="float" office:value="63.7" calcext:value-type="float">
            <text:p>63,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06" calcext:value-type="float">
            <text:p>1,106</text:p>
          </table:table-cell>
          <table:table-cell office:value-type="float" office:value="0.902" calcext:value-type="float">
            <text:p>0,902</text:p>
          </table:table-cell>
          <table:table-cell office:value-type="float" office:value="31.7" calcext:value-type="float">
            <text:p>31,7</text:p>
          </table:table-cell>
          <table:table-cell office:value-type="float" office:value="98.8" calcext:value-type="float">
            <text:p>98,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08" calcext:value-type="float">
            <text:p>1,108</text:p>
          </table:table-cell>
          <table:table-cell office:value-type="float" office:value="0.902" calcext:value-type="float">
            <text:p>0,902</text:p>
          </table:table-cell>
          <table:table-cell office:value-type="float" office:value="31.6" calcext:value-type="float">
            <text:p>31,6</text:p>
          </table:table-cell>
          <table:table-cell office:value-type="float" office:value="98.8" calcext:value-type="float">
            <text:p>98,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09" calcext:value-type="float">
            <text:p>1,109</text:p>
          </table:table-cell>
          <table:table-cell office:value-type="float" office:value="0.903" calcext:value-type="float">
            <text:p>0,903</text:p>
          </table:table-cell>
          <table:table-cell office:value-type="float" office:value="31.6" calcext:value-type="float">
            <text:p>31,6</text:p>
          </table:table-cell>
          <table:table-cell office:value-type="float" office:value="98.8" calcext:value-type="float">
            <text:p>98,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09" calcext:value-type="float">
            <text:p>1,109</text:p>
          </table:table-cell>
          <table:table-cell office:value-type="float" office:value="0.902" calcext:value-type="float">
            <text:p>0,902</text:p>
          </table:table-cell>
          <table:table-cell office:value-type="float" office:value="31.6" calcext:value-type="float">
            <text:p>31,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1" calcext:value-type="float">
            <text:p>1,11</text:p>
          </table:table-cell>
          <table:table-cell office:value-type="float" office:value="0.901" calcext:value-type="float">
            <text:p>0,901</text:p>
          </table:table-cell>
          <table:table-cell office:value-type="float" office:value="31.6" calcext:value-type="float">
            <text:p>31,6</text:p>
          </table:table-cell>
          <table:table-cell office:value-type="float" office:value="99.4" calcext:value-type="float">
            <text:p>99,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11" calcext:value-type="float">
            <text:p>1,111</text:p>
          </table:table-cell>
          <table:table-cell office:value-type="float" office:value="0.901" calcext:value-type="float">
            <text:p>0,901</text:p>
          </table:table-cell>
          <table:table-cell office:value-type="float" office:value="31.5" calcext:value-type="float">
            <text:p>31,5</text:p>
          </table:table-cell>
          <table:table-cell office:value-type="float" office:value="99.7" calcext:value-type="float">
            <text:p>99,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11" calcext:value-type="float">
            <text:p>1,111</text:p>
          </table:table-cell>
          <table:table-cell office:value-type="float" office:value="0.9" calcext:value-type="float">
            <text:p>0,9</text:p>
          </table:table-cell>
          <table:table-cell office:value-type="float" office:value="31.5" calcext:value-type="float">
            <text:p>31,5</text:p>
          </table:table-cell>
          <table:table-cell office:value-type="float" office:value="100.1" calcext:value-type="float">
            <text:p>100,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11" calcext:value-type="float">
            <text:p>1,111</text:p>
          </table:table-cell>
          <table:table-cell office:value-type="float" office:value="0.899" calcext:value-type="float">
            <text:p>0,899</text:p>
          </table:table-cell>
          <table:table-cell office:value-type="float" office:value="31.4" calcext:value-type="float">
            <text:p>31,4</text:p>
          </table:table-cell>
          <table:table-cell office:value-type="float" office:value="100.6" calcext:value-type="float">
            <text:p>100,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11" calcext:value-type="float">
            <text:p>1,111</text:p>
          </table:table-cell>
          <table:table-cell office:value-type="float" office:value="0.897" calcext:value-type="float">
            <text:p>0,897</text:p>
          </table:table-cell>
          <table:table-cell office:value-type="float" office:value="31.4" calcext:value-type="float">
            <text:p>31,4</text:p>
          </table:table-cell>
          <table:table-cell office:value-type="float" office:value="100.8" calcext:value-type="float">
            <text:p>100,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12" calcext:value-type="float">
            <text:p>1,112</text:p>
          </table:table-cell>
          <table:table-cell office:value-type="float" office:value="0.897" calcext:value-type="float">
            <text:p>0,897</text:p>
          </table:table-cell>
          <table:table-cell office:value-type="float" office:value="31.3" calcext:value-type="float">
            <text:p>31,3</text:p>
          </table:table-cell>
          <table:table-cell office:value-type="float" office:value="100.4" calcext:value-type="float">
            <text:p>100,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09" calcext:value-type="float">
            <text:p>1,209</text:p>
          </table:table-cell>
          <table:table-cell office:value-type="float" office:value="0.828" calcext:value-type="float">
            <text:p>0,828</text:p>
          </table:table-cell>
          <table:table-cell office:value-type="float" office:value="24.6" calcext:value-type="float">
            <text:p>24,6</text:p>
          </table:table-cell>
          <table:table-cell office:value-type="float" office:value="125.6" calcext:value-type="float">
            <text:p>125,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1" calcext:value-type="float">
            <text:p>1,21</text:p>
          </table:table-cell>
          <table:table-cell office:value-type="float" office:value="0.828" calcext:value-type="float">
            <text:p>0,828</text:p>
          </table:table-cell>
          <table:table-cell office:value-type="float" office:value="24.6" calcext:value-type="float">
            <text:p>24,6</text:p>
          </table:table-cell>
          <table:table-cell office:value-type="float" office:value="125.8" calcext:value-type="float">
            <text:p>125,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09" calcext:value-type="float">
            <text:p>1,209</text:p>
          </table:table-cell>
          <table:table-cell office:value-type="float" office:value="0.827" calcext:value-type="float">
            <text:p>0,827</text:p>
          </table:table-cell>
          <table:table-cell office:value-type="float" office:value="24.6" calcext:value-type="float">
            <text:p>24,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06" calcext:value-type="float">
            <text:p>1,206</text:p>
          </table:table-cell>
          <table:table-cell office:value-type="float" office:value="0.827" calcext:value-type="float">
            <text:p>0,827</text:p>
          </table:table-cell>
          <table:table-cell office:value-type="float" office:value="24.5" calcext:value-type="float">
            <text:p>24,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05" calcext:value-type="float">
            <text:p>1,205</text:p>
          </table:table-cell>
          <table:table-cell office:value-type="float" office:value="0.826" calcext:value-type="float">
            <text:p>0,826</text:p>
          </table:table-cell>
          <table:table-cell office:value-type="float" office:value="24.5" calcext:value-type="float">
            <text:p>24,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08" calcext:value-type="float">
            <text:p>1,208</text:p>
          </table:table-cell>
          <table:table-cell office:value-type="float" office:value="0.826" calcext:value-type="float">
            <text:p>0,826</text:p>
          </table:table-cell>
          <table:table-cell office:value-type="float" office:value="24.5" calcext:value-type="float">
            <text:p>24,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12" calcext:value-type="float">
            <text:p>1,212</text:p>
          </table:table-cell>
          <table:table-cell office:value-type="float" office:value="0.826" calcext:value-type="float">
            <text:p>0,826</text:p>
          </table:table-cell>
          <table:table-cell office:value-type="float" office:value="24.5" calcext:value-type="float">
            <text:p>24,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12" calcext:value-type="float">
            <text:p>1,212</text:p>
          </table:table-cell>
          <table:table-cell office:value-type="float" office:value="0.826" calcext:value-type="float">
            <text:p>0,826</text:p>
          </table:table-cell>
          <table:table-cell office:value-type="float" office:value="24.5" calcext:value-type="float">
            <text:p>24,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1" calcext:value-type="float">
            <text:p>1,21</text:p>
          </table:table-cell>
          <table:table-cell office:value-type="float" office:value="0.826" calcext:value-type="float">
            <text:p>0,826</text:p>
          </table:table-cell>
          <table:table-cell office:value-type="float" office:value="24.5" calcext:value-type="float">
            <text:p>24,5</text:p>
          </table:table-cell>
          <table:table-cell office:value-type="float" office:value="125.8" calcext:value-type="float">
            <text:p>125,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06" calcext:value-type="float">
            <text:p>1,206</text:p>
          </table:table-cell>
          <table:table-cell office:value-type="float" office:value="0.827" calcext:value-type="float">
            <text:p>0,827</text:p>
          </table:table-cell>
          <table:table-cell office:value-type="float" office:value="24.6" calcext:value-type="float">
            <text:p>24,6</text:p>
          </table:table-cell>
          <table:table-cell office:value-type="float" office:value="125.6" calcext:value-type="float">
            <text:p>125,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98" calcext:value-type="float">
            <text:p>1,298</text:p>
          </table:table-cell>
          <table:table-cell office:value-type="float" office:value="0.767" calcext:value-type="float">
            <text:p>0,767</text:p>
          </table:table-cell>
          <table:table-cell office:value-type="float" office:value="18.2" calcext:value-type="float">
            <text:p>18,2</text:p>
          </table:table-cell>
          <table:table-cell office:value-type="float" office:value="141.1" calcext:value-type="float">
            <text:p>141,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01" calcext:value-type="float">
            <text:p>1,301</text:p>
          </table:table-cell>
          <table:table-cell office:value-type="float" office:value="0.768" calcext:value-type="float">
            <text:p>0,768</text:p>
          </table:table-cell>
          <table:table-cell office:value-type="float" office:value="18.2" calcext:value-type="float">
            <text:p>18,2</text:p>
          </table:table-cell>
          <table:table-cell office:value-type="float" office:value="141.1" calcext:value-type="float">
            <text:p>141,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04" calcext:value-type="float">
            <text:p>1,304</text:p>
          </table:table-cell>
          <table:table-cell office:value-type="float" office:value="0.768" calcext:value-type="float">
            <text:p>0,768</text:p>
          </table:table-cell>
          <table:table-cell office:value-type="float" office:value="18.2" calcext:value-type="float">
            <text:p>18,2</text:p>
          </table:table-cell>
          <table:table-cell office:value-type="float" office:value="141.1" calcext:value-type="float">
            <text:p>141,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05" calcext:value-type="float">
            <text:p>1,305</text:p>
          </table:table-cell>
          <table:table-cell office:value-type="float" office:value="0.768" calcext:value-type="float">
            <text:p>0,768</text:p>
          </table:table-cell>
          <table:table-cell office:value-type="float" office:value="18.3" calcext:value-type="float">
            <text:p>18,3</text:p>
          </table:table-cell>
          <table:table-cell office:value-type="float" office:value="141.1" calcext:value-type="float">
            <text:p>141,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97" calcext:value-type="float">
            <text:p>1,297</text:p>
          </table:table-cell>
          <table:table-cell office:value-type="float" office:value="0.769" calcext:value-type="float">
            <text:p>0,769</text:p>
          </table:table-cell>
          <table:table-cell office:value-type="float" office:value="18.3" calcext:value-type="float">
            <text:p>18,3</text:p>
          </table:table-cell>
          <table:table-cell office:value-type="float" office:value="140.9" calcext:value-type="float">
            <text:p>140,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97" calcext:value-type="float">
            <text:p>1,297</text:p>
          </table:table-cell>
          <table:table-cell office:value-type="float" office:value="0.769" calcext:value-type="float">
            <text:p>0,769</text:p>
          </table:table-cell>
          <table:table-cell office:value-type="float" office:value="18.4" calcext:value-type="float">
            <text:p>18,4</text:p>
          </table:table-cell>
          <table:table-cell office:value-type="float" office:value="140.9" calcext:value-type="float">
            <text:p>140,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99" calcext:value-type="float">
            <text:p>1,299</text:p>
          </table:table-cell>
          <table:table-cell office:value-type="float" office:value="0.769" calcext:value-type="float">
            <text:p>0,769</text:p>
          </table:table-cell>
          <table:table-cell office:value-type="float" office:value="18.4" calcext:value-type="float">
            <text:p>18,4</text:p>
          </table:table-cell>
          <table:table-cell office:value-type="float" office:value="140.9" calcext:value-type="float">
            <text:p>140,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03" calcext:value-type="float">
            <text:p>1,303</text:p>
          </table:table-cell>
          <table:table-cell office:value-type="float" office:value="0.769" calcext:value-type="float">
            <text:p>0,769</text:p>
          </table:table-cell>
          <table:table-cell office:value-type="float" office:value="18.4" calcext:value-type="float">
            <text:p>18,4</text:p>
          </table:table-cell>
          <table:table-cell office:value-type="float" office:value="141.1" calcext:value-type="float">
            <text:p>141,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98" calcext:value-type="float">
            <text:p>1,298</text:p>
          </table:table-cell>
          <table:table-cell office:value-type="float" office:value="0.769" calcext:value-type="float">
            <text:p>0,769</text:p>
          </table:table-cell>
          <table:table-cell office:value-type="float" office:value="18.4" calcext:value-type="float">
            <text:p>18,4</text:p>
          </table:table-cell>
          <table:table-cell office:value-type="float" office:value="141.1" calcext:value-type="float">
            <text:p>141,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96" calcext:value-type="float">
            <text:p>1,296</text:p>
          </table:table-cell>
          <table:table-cell office:value-type="float" office:value="0.769" calcext:value-type="float">
            <text:p>0,769</text:p>
          </table:table-cell>
          <table:table-cell office:value-type="float" office:value="18.4" calcext:value-type="float">
            <text:p>18,4</text:p>
          </table:table-cell>
          <table:table-cell office:value-type="float" office:value="141.7" calcext:value-type="float">
            <text:p>141,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96" calcext:value-type="float">
            <text:p>1,396</text:p>
          </table:table-cell>
          <table:table-cell office:value-type="float" office:value="0.716" calcext:value-type="float">
            <text:p>0,716</text:p>
          </table:table-cell>
          <table:table-cell office:value-type="float" office:value="13.8" calcext:value-type="float">
            <text:p>13,8</text:p>
          </table:table-cell>
          <table:table-cell office:value-type="float" office:value="150.1" calcext:value-type="float">
            <text:p>150,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,4</text:p>
          </table:table-cell>
          <table:table-cell office:value-type="float" office:value="0.717" calcext:value-type="float">
            <text:p>0,717</text:p>
          </table:table-cell>
          <table:table-cell office:value-type="float" office:value="13.9" calcext:value-type="float">
            <text:p>13,9</text:p>
          </table:table-cell>
          <table:table-cell office:value-type="float" office:value="149.9" calcext:value-type="float">
            <text:p>149,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91" calcext:value-type="float">
            <text:p>1,391</text:p>
          </table:table-cell>
          <table:table-cell office:value-type="float" office:value="0.717" calcext:value-type="float">
            <text:p>0,717</text:p>
          </table:table-cell>
          <table:table-cell office:value-type="float" office:value="13.9" calcext:value-type="float">
            <text:p>13,9</text:p>
          </table:table-cell>
          <table:table-cell office:value-type="float" office:value="149.9" calcext:value-type="float">
            <text:p>149,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91" calcext:value-type="float">
            <text:p>1,391</text:p>
          </table:table-cell>
          <table:table-cell office:value-type="float" office:value="0.718" calcext:value-type="float">
            <text:p>0,718</text:p>
          </table:table-cell>
          <table:table-cell office:value-type="float" office:value="13.9" calcext:value-type="float">
            <text:p>13,9</text:p>
          </table:table-cell>
          <table:table-cell office:value-type="float" office:value="149.9" calcext:value-type="float">
            <text:p>149,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95" calcext:value-type="float">
            <text:p>1,395</text:p>
          </table:table-cell>
          <table:table-cell office:value-type="float" office:value="0.718" calcext:value-type="float">
            <text:p>0,718</text:p>
          </table:table-cell>
          <table:table-cell office:value-type="float" office:value="13.9" calcext:value-type="float">
            <text:p>13,9</text:p>
          </table:table-cell>
          <table:table-cell office:value-type="float" office:value="150.1" calcext:value-type="float">
            <text:p>150,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91" calcext:value-type="float">
            <text:p>1,391</text:p>
          </table:table-cell>
          <table:table-cell office:value-type="float" office:value="0.717" calcext:value-type="float">
            <text:p>0,717</text:p>
          </table:table-cell>
          <table:table-cell office:value-type="float" office:value="13.9" calcext:value-type="float">
            <text:p>13,9</text:p>
          </table:table-cell>
          <table:table-cell office:value-type="float" office:value="149.9" calcext:value-type="float">
            <text:p>149,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9" calcext:value-type="float">
            <text:p>1,39</text:p>
          </table:table-cell>
          <table:table-cell office:value-type="float" office:value="0.718" calcext:value-type="float">
            <text:p>0,718</text:p>
          </table:table-cell>
          <table:table-cell office:value-type="float" office:value="13.9" calcext:value-type="float">
            <text:p>13,9</text:p>
          </table:table-cell>
          <table:table-cell office:value-type="float" office:value="150.3" calcext:value-type="float">
            <text:p>150,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91" calcext:value-type="float">
            <text:p>1,391</text:p>
          </table:table-cell>
          <table:table-cell office:value-type="float" office:value="0.717" calcext:value-type="float">
            <text:p>0,717</text:p>
          </table:table-cell>
          <table:table-cell office:value-type="float" office:value="13.8" calcext:value-type="float">
            <text:p>13,8</text:p>
          </table:table-cell>
          <table:table-cell office:value-type="float" office:value="150.5" calcext:value-type="float">
            <text:p>150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98" calcext:value-type="float">
            <text:p>1,398</text:p>
          </table:table-cell>
          <table:table-cell office:value-type="float" office:value="0.716" calcext:value-type="float">
            <text:p>0,716</text:p>
          </table:table-cell>
          <table:table-cell office:value-type="float" office:value="13.8" calcext:value-type="float">
            <text:p>13,8</text:p>
          </table:table-cell>
          <table:table-cell office:value-type="float" office:value="150.3" calcext:value-type="float">
            <text:p>150,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9" calcext:value-type="float">
            <text:p>1,39</text:p>
          </table:table-cell>
          <table:table-cell office:value-type="float" office:value="0.717" calcext:value-type="float">
            <text:p>0,717</text:p>
          </table:table-cell>
          <table:table-cell office:value-type="float" office:value="13.8" calcext:value-type="float">
            <text:p>13,8</text:p>
          </table:table-cell>
          <table:table-cell office:value-type="float" office:value="150.1" calcext:value-type="float">
            <text:p>150,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07" calcext:value-type="float">
            <text:p>1,507</text:p>
          </table:table-cell>
          <table:table-cell office:value-type="float" office:value="0.661" calcext:value-type="float">
            <text:p>0,661</text:p>
          </table:table-cell>
          <table:table-cell office:value-type="float" office:value="10.3" calcext:value-type="float">
            <text:p>10,3</text:p>
          </table:table-cell>
          <table:table-cell office:value-type="float" office:value="157.7" calcext:value-type="float">
            <text:p>157,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07" calcext:value-type="float">
            <text:p>1,507</text:p>
          </table:table-cell>
          <table:table-cell office:value-type="float" office:value="0.661" calcext:value-type="float">
            <text:p>0,661</text:p>
          </table:table-cell>
          <table:table-cell office:value-type="float" office:value="10.2" calcext:value-type="float">
            <text:p>10,2</text:p>
          </table:table-cell>
          <table:table-cell office:value-type="float" office:value="157.5" calcext:value-type="float">
            <text:p>157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11" calcext:value-type="float">
            <text:p>1,511</text:p>
          </table:table-cell>
          <table:table-cell office:value-type="float" office:value="0.662" calcext:value-type="float">
            <text:p>0,662</text:p>
          </table:table-cell>
          <table:table-cell office:value-type="float" office:value="10.2" calcext:value-type="float">
            <text:p>10,2</text:p>
          </table:table-cell>
          <table:table-cell office:value-type="float" office:value="157.5" calcext:value-type="float">
            <text:p>157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09" calcext:value-type="float">
            <text:p>1,509</text:p>
          </table:table-cell>
          <table:table-cell office:value-type="float" office:value="0.661" calcext:value-type="float">
            <text:p>0,661</text:p>
          </table:table-cell>
          <table:table-cell office:value-type="float" office:value="10.3" calcext:value-type="float">
            <text:p>10,3</text:p>
          </table:table-cell>
          <table:table-cell office:value-type="float" office:value="157.5" calcext:value-type="float">
            <text:p>157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08" calcext:value-type="float">
            <text:p>1,508</text:p>
          </table:table-cell>
          <table:table-cell office:value-type="float" office:value="0.662" calcext:value-type="float">
            <text:p>0,662</text:p>
          </table:table-cell>
          <table:table-cell office:value-type="float" office:value="10.3" calcext:value-type="float">
            <text:p>10,3</text:p>
          </table:table-cell>
          <table:table-cell office:value-type="float" office:value="157.7" calcext:value-type="float">
            <text:p>157,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1" calcext:value-type="float">
            <text:p>1,51</text:p>
          </table:table-cell>
          <table:table-cell office:value-type="float" office:value="0.66" calcext:value-type="float">
            <text:p>0,66</text:p>
          </table:table-cell>
          <table:table-cell office:value-type="float" office:value="10.3" calcext:value-type="float">
            <text:p>10,3</text:p>
          </table:table-cell>
          <table:table-cell office:value-type="float" office:value="157.5" calcext:value-type="float">
            <text:p>157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1" calcext:value-type="float">
            <text:p>1,51</text:p>
          </table:table-cell>
          <table:table-cell office:value-type="float" office:value="0.661" calcext:value-type="float">
            <text:p>0,661</text:p>
          </table:table-cell>
          <table:table-cell office:value-type="float" office:value="10.2" calcext:value-type="float">
            <text:p>10,2</text:p>
          </table:table-cell>
          <table:table-cell office:value-type="float" office:value="157.7" calcext:value-type="float">
            <text:p>157,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1" calcext:value-type="float">
            <text:p>1,51</text:p>
          </table:table-cell>
          <table:table-cell office:value-type="float" office:value="0.661" calcext:value-type="float">
            <text:p>0,661</text:p>
          </table:table-cell>
          <table:table-cell office:value-type="float" office:value="10.2" calcext:value-type="float">
            <text:p>10,2</text:p>
          </table:table-cell>
          <table:table-cell office:value-type="float" office:value="157.7" calcext:value-type="float">
            <text:p>157,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11" calcext:value-type="float">
            <text:p>1,511</text:p>
          </table:table-cell>
          <table:table-cell office:value-type="float" office:value="0.661" calcext:value-type="float">
            <text:p>0,661</text:p>
          </table:table-cell>
          <table:table-cell office:value-type="float" office:value="10.2" calcext:value-type="float">
            <text:p>10,2</text:p>
          </table:table-cell>
          <table:table-cell office:value-type="float" office:value="157.9" calcext:value-type="float">
            <text:p>157,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12" calcext:value-type="float">
            <text:p>1,512</text:p>
          </table:table-cell>
          <table:table-cell office:value-type="float" office:value="0.66" calcext:value-type="float">
            <text:p>0,66</text:p>
          </table:table-cell>
          <table:table-cell office:value-type="float" office:value="10.2" calcext:value-type="float">
            <text:p>10,2</text:p>
          </table:table-cell>
          <table:table-cell office:value-type="float" office:value="157.5" calcext:value-type="float">
            <text:p>157,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51" calcext:value-type="float">
            <text:p>1,151</text:p>
          </table:table-cell>
          <table:table-cell office:value-type="float" office:value="0.866" calcext:value-type="float">
            <text:p>0,866</text:p>
          </table:table-cell>
          <table:table-cell office:value-type="float" office:value="28.8" calcext:value-type="float">
            <text:p>28,8</text:p>
          </table:table-cell>
          <table:table-cell office:value-type="float" office:value="113.4" calcext:value-type="float">
            <text:p>113,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52" calcext:value-type="float">
            <text:p>1,152</text:p>
          </table:table-cell>
          <table:table-cell office:value-type="float" office:value="0.866" calcext:value-type="float">
            <text:p>0,866</text:p>
          </table:table-cell>
          <table:table-cell office:value-type="float" office:value="28.8" calcext:value-type="float">
            <text:p>28,8</text:p>
          </table:table-cell>
          <table:table-cell office:value-type="float" office:value="113.2" calcext:value-type="float">
            <text:p>113,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54" calcext:value-type="float">
            <text:p>1,154</text:p>
          </table:table-cell>
          <table:table-cell office:value-type="float" office:value="0.866" calcext:value-type="float">
            <text:p>0,866</text:p>
          </table:table-cell>
          <table:table-cell office:value-type="float" office:value="28.8" calcext:value-type="float">
            <text:p>28,8</text:p>
          </table:table-cell>
          <table:table-cell office:value-type="float" office:value="113.2" calcext:value-type="float">
            <text:p>113,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55" calcext:value-type="float">
            <text:p>1,155</text:p>
          </table:table-cell>
          <table:table-cell office:value-type="float" office:value="0.866" calcext:value-type="float">
            <text:p>0,866</text:p>
          </table:table-cell>
          <table:table-cell office:value-type="float" office:value="28.8" calcext:value-type="float">
            <text:p>28,8</text:p>
          </table:table-cell>
          <table:table-cell office:value-type="float" office:value="113.2" calcext:value-type="float">
            <text:p>113,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56" calcext:value-type="float">
            <text:p>1,156</text:p>
          </table:table-cell>
          <table:table-cell office:value-type="float" office:value="0.866" calcext:value-type="float">
            <text:p>0,866</text:p>
          </table:table-cell>
          <table:table-cell office:value-type="float" office:value="28.8" calcext:value-type="float">
            <text:p>28,8</text:p>
          </table:table-cell>
          <table:table-cell office:value-type="float" office:value="113.4" calcext:value-type="float">
            <text:p>113,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57" calcext:value-type="float">
            <text:p>1,157</text:p>
          </table:table-cell>
          <table:table-cell office:value-type="float" office:value="0.865" calcext:value-type="float">
            <text:p>0,865</text:p>
          </table:table-cell>
          <table:table-cell office:value-type="float" office:value="28.8" calcext:value-type="float">
            <text:p>28,8</text:p>
          </table:table-cell>
          <table:table-cell office:value-type="float" office:value="114.1" calcext:value-type="float">
            <text:p>114,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59" calcext:value-type="float">
            <text:p>1,159</text:p>
          </table:table-cell>
          <table:table-cell office:value-type="float" office:value="0.863" calcext:value-type="float">
            <text:p>0,863</text:p>
          </table:table-cell>
          <table:table-cell office:value-type="float" office:value="28.6" calcext:value-type="float">
            <text:p>28,6</text:p>
          </table:table-cell>
          <table:table-cell office:value-type="float" office:value="114.1" calcext:value-type="float">
            <text:p>114,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56" calcext:value-type="float">
            <text:p>1,156</text:p>
          </table:table-cell>
          <table:table-cell office:value-type="float" office:value="0.863" calcext:value-type="float">
            <text:p>0,863</text:p>
          </table:table-cell>
          <table:table-cell office:value-type="float" office:value="28.5" calcext:value-type="float">
            <text:p>28,5</text:p>
          </table:table-cell>
          <table:table-cell office:value-type="float" office:value="113.8" calcext:value-type="float">
            <text:p>113,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54" calcext:value-type="float">
            <text:p>1,154</text:p>
          </table:table-cell>
          <table:table-cell office:value-type="float" office:value="0.863" calcext:value-type="float">
            <text:p>0,863</text:p>
          </table:table-cell>
          <table:table-cell office:value-type="float" office:value="28.6" calcext:value-type="float">
            <text:p>28,6</text:p>
          </table:table-cell>
          <table:table-cell office:value-type="float" office:value="113.4" calcext:value-type="float">
            <text:p>113,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55" calcext:value-type="float">
            <text:p>1,155</text:p>
          </table:table-cell>
          <table:table-cell office:value-type="float" office:value="0.864" calcext:value-type="float">
            <text:p>0,864</text:p>
          </table:table-cell>
          <table:table-cell office:value-type="float" office:value="28.6" calcext:value-type="float">
            <text:p>28,6</text:p>
          </table:table-cell>
          <table:table-cell office:value-type="float" office:value="113.4" calcext:value-type="float">
            <text:p>113,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46" calcext:value-type="float">
            <text:p>1,046</text:p>
          </table:table-cell>
          <table:table-cell office:value-type="float" office:value="0.955" calcext:value-type="float">
            <text:p>0,955</text:p>
          </table:table-cell>
          <table:table-cell office:value-type="float" office:value="32.6" calcext:value-type="float">
            <text:p>32,6</text:p>
          </table:table-cell>
          <table:table-cell office:value-type="float" office:value="77.9" calcext:value-type="float">
            <text:p>77,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45" calcext:value-type="float">
            <text:p>1,045</text:p>
          </table:table-cell>
          <table:table-cell office:value-type="float" office:value="0.956" calcext:value-type="float">
            <text:p>0,956</text:p>
          </table:table-cell>
          <table:table-cell office:value-type="float" office:value="32.7" calcext:value-type="float">
            <text:p>32,7</text:p>
          </table:table-cell>
          <table:table-cell office:value-type="float" office:value="77.8" calcext:value-type="float">
            <text:p>77,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44" calcext:value-type="float">
            <text:p>1,044</text:p>
          </table:table-cell>
          <table:table-cell office:value-type="float" office:value="0.957" calcext:value-type="float">
            <text:p>0,957</text:p>
          </table:table-cell>
          <table:table-cell office:value-type="float" office:value="32.6" calcext:value-type="float">
            <text:p>32,6</text:p>
          </table:table-cell>
          <table:table-cell office:value-type="float" office:value="77.4" calcext:value-type="float">
            <text:p>77,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43" calcext:value-type="float">
            <text:p>1,043</text:p>
          </table:table-cell>
          <table:table-cell office:value-type="float" office:value="0.959" calcext:value-type="float">
            <text:p>0,959</text:p>
          </table:table-cell>
          <table:table-cell office:value-type="float" office:value="32.6" calcext:value-type="float">
            <text:p>32,6</text:p>
          </table:table-cell>
          <table:table-cell office:value-type="float" office:value="77.2" calcext:value-type="float">
            <text:p>77,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43" calcext:value-type="float">
            <text:p>1,043</text:p>
          </table:table-cell>
          <table:table-cell office:value-type="float" office:value="0.959" calcext:value-type="float">
            <text:p>0,959</text:p>
          </table:table-cell>
          <table:table-cell office:value-type="float" office:value="32.6" calcext:value-type="float">
            <text:p>32,6</text:p>
          </table:table-cell>
          <table:table-cell office:value-type="float" office:value="77.2" calcext:value-type="float">
            <text:p>77,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42" calcext:value-type="float">
            <text:p>1,042</text:p>
          </table:table-cell>
          <table:table-cell office:value-type="float" office:value="0.959" calcext:value-type="float">
            <text:p>0,959</text:p>
          </table:table-cell>
          <table:table-cell office:value-type="float" office:value="32.6" calcext:value-type="float">
            <text:p>32,6</text:p>
          </table:table-cell>
          <table:table-cell office:value-type="float" office:value="77.2" calcext:value-type="float">
            <text:p>77,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42" calcext:value-type="float">
            <text:p>1,042</text:p>
          </table:table-cell>
          <table:table-cell office:value-type="float" office:value="0.959" calcext:value-type="float">
            <text:p>0,959</text:p>
          </table:table-cell>
          <table:table-cell office:value-type="float" office:value="32.6" calcext:value-type="float">
            <text:p>32,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42" calcext:value-type="float">
            <text:p>1,042</text:p>
          </table:table-cell>
          <table:table-cell office:value-type="float" office:value="0.959" calcext:value-type="float">
            <text:p>0,959</text:p>
          </table:table-cell>
          <table:table-cell office:value-type="float" office:value="32.6" calcext:value-type="float">
            <text:p>32,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41" calcext:value-type="float">
            <text:p>1,041</text:p>
          </table:table-cell>
          <table:table-cell office:value-type="float" office:value="0.96" calcext:value-type="float">
            <text:p>0,96</text:p>
          </table:table-cell>
          <table:table-cell office:value-type="float" office:value="32.6" calcext:value-type="float">
            <text:p>32,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41" calcext:value-type="float">
            <text:p>1,041</text:p>
          </table:table-cell>
          <table:table-cell office:value-type="float" office:value="0.959" calcext:value-type="float">
            <text:p>0,959</text:p>
          </table:table-cell>
          <table:table-cell office:value-type="float" office:value="32.6" calcext:value-type="float">
            <text:p>32,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65" calcext:value-type="float">
            <text:p>1,065</text:p>
          </table:table-cell>
          <table:table-cell office:value-type="float" office:value="0.938" calcext:value-type="float">
            <text:p>0,938</text:p>
          </table:table-cell>
          <table:table-cell office:value-type="float" office:value="32.8" calcext:value-type="float">
            <text:p>32,8</text:p>
          </table:table-cell>
          <table:table-cell office:value-type="float" office:value="84.6" calcext:value-type="float">
            <text:p>84,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65" calcext:value-type="float">
            <text:p>1,065</text:p>
          </table:table-cell>
          <table:table-cell office:value-type="float" office:value="0.938" calcext:value-type="float">
            <text:p>0,938</text:p>
          </table:table-cell>
          <table:table-cell office:value-type="float" office:value="32.8" calcext:value-type="float">
            <text:p>32,8</text:p>
          </table:table-cell>
          <table:table-cell office:value-type="float" office:value="84.8" calcext:value-type="float">
            <text:p>84,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66" calcext:value-type="float">
            <text:p>1,066</text:p>
          </table:table-cell>
          <table:table-cell office:value-type="float" office:value="0.938" calcext:value-type="float">
            <text:p>0,938</text:p>
          </table:table-cell>
          <table:table-cell office:value-type="float" office:value="32.8" calcext:value-type="float">
            <text:p>32,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67" calcext:value-type="float">
            <text:p>1,067</text:p>
          </table:table-cell>
          <table:table-cell office:value-type="float" office:value="0.937" calcext:value-type="float">
            <text:p>0,937</text:p>
          </table:table-cell>
          <table:table-cell office:value-type="float" office:value="32.8" calcext:value-type="float">
            <text:p>32,8</text:p>
          </table:table-cell>
          <table:table-cell office:value-type="float" office:value="85.1" calcext:value-type="float">
            <text:p>85,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67" calcext:value-type="float">
            <text:p>1,067</text:p>
          </table:table-cell>
          <table:table-cell office:value-type="float" office:value="0.936" calcext:value-type="float">
            <text:p>0,936</text:p>
          </table:table-cell>
          <table:table-cell office:value-type="float" office:value="32.8" calcext:value-type="float">
            <text:p>32,8</text:p>
          </table:table-cell>
          <table:table-cell office:value-type="float" office:value="85.3" calcext:value-type="float">
            <text:p>85,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68" calcext:value-type="float">
            <text:p>1,068</text:p>
          </table:table-cell>
          <table:table-cell office:value-type="float" office:value="0.936" calcext:value-type="float">
            <text:p>0,936</text:p>
          </table:table-cell>
          <table:table-cell office:value-type="float" office:value="32.8" calcext:value-type="float">
            <text:p>32,8</text:p>
          </table:table-cell>
          <table:table-cell office:value-type="float" office:value="85.5" calcext:value-type="float">
            <text:p>85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68" calcext:value-type="float">
            <text:p>1,068</text:p>
          </table:table-cell>
          <table:table-cell office:value-type="float" office:value="0.936" calcext:value-type="float">
            <text:p>0,936</text:p>
          </table:table-cell>
          <table:table-cell office:value-type="float" office:value="32.8" calcext:value-type="float">
            <text:p>32,8</text:p>
          </table:table-cell>
          <table:table-cell office:value-type="float" office:value="85.7" calcext:value-type="float">
            <text:p>85,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69" calcext:value-type="float">
            <text:p>1,069</text:p>
          </table:table-cell>
          <table:table-cell office:value-type="float" office:value="0.936" calcext:value-type="float">
            <text:p>0,936</text:p>
          </table:table-cell>
          <table:table-cell office:value-type="float" office:value="32.8" calcext:value-type="float">
            <text:p>32,8</text:p>
          </table:table-cell>
          <table:table-cell office:value-type="float" office:value="85.7" calcext:value-type="float">
            <text:p>85,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69" calcext:value-type="float">
            <text:p>1,069</text:p>
          </table:table-cell>
          <table:table-cell office:value-type="float" office:value="0.936" calcext:value-type="float">
            <text:p>0,936</text:p>
          </table:table-cell>
          <table:table-cell office:value-type="float" office:value="32.8" calcext:value-type="float">
            <text:p>32,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69" calcext:value-type="float">
            <text:p>1,069</text:p>
          </table:table-cell>
          <table:table-cell office:value-type="float" office:value="0.936" calcext:value-type="float">
            <text:p>0,936</text:p>
          </table:table-cell>
          <table:table-cell office:value-type="float" office:value="32.8" calcext:value-type="float">
            <text:p>32,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79" calcext:value-type="float">
            <text:p>1,079</text:p>
          </table:table-cell>
          <table:table-cell office:value-type="float" office:value="0.927" calcext:value-type="float">
            <text:p>0,927</text:p>
          </table:table-cell>
          <table:table-cell office:value-type="float" office:value="32.7" calcext:value-type="float">
            <text:p>32,7</text:p>
          </table:table-cell>
          <table:table-cell office:value-type="float" office:value="89.6" calcext:value-type="float">
            <text:p>89,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79" calcext:value-type="float">
            <text:p>1,079</text:p>
          </table:table-cell>
          <table:table-cell office:value-type="float" office:value="0.926" calcext:value-type="float">
            <text:p>0,926</text:p>
          </table:table-cell>
          <table:table-cell office:value-type="float" office:value="32.8" calcext:value-type="float">
            <text:p>32,8</text:p>
          </table:table-cell>
          <table:table-cell office:value-type="float" office:value="89.6" calcext:value-type="float">
            <text:p>89,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8" calcext:value-type="float">
            <text:p>1,08</text:p>
          </table:table-cell>
          <table:table-cell office:value-type="float" office:value="0.926" calcext:value-type="float">
            <text:p>0,926</text:p>
          </table:table-cell>
          <table:table-cell office:value-type="float" office:value="32.7" calcext:value-type="float">
            <text:p>32,7</text:p>
          </table:table-cell>
          <table:table-cell office:value-type="float" office:value="89.5" calcext:value-type="float">
            <text:p>89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79" calcext:value-type="float">
            <text:p>1,079</text:p>
          </table:table-cell>
          <table:table-cell office:value-type="float" office:value="0.927" calcext:value-type="float">
            <text:p>0,927</text:p>
          </table:table-cell>
          <table:table-cell office:value-type="float" office:value="32.7" calcext:value-type="float">
            <text:p>32,7</text:p>
          </table:table-cell>
          <table:table-cell office:value-type="float" office:value="89.3" calcext:value-type="float">
            <text:p>89,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79" calcext:value-type="float">
            <text:p>1,079</text:p>
          </table:table-cell>
          <table:table-cell office:value-type="float" office:value="0.927" calcext:value-type="float">
            <text:p>0,927</text:p>
          </table:table-cell>
          <table:table-cell office:value-type="float" office:value="32.7" calcext:value-type="float">
            <text:p>32,7</text:p>
          </table:table-cell>
          <table:table-cell office:value-type="float" office:value="89.1" calcext:value-type="float">
            <text:p>89,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79" calcext:value-type="float">
            <text:p>1,079</text:p>
          </table:table-cell>
          <table:table-cell office:value-type="float" office:value="0.927" calcext:value-type="float">
            <text:p>0,927</text:p>
          </table:table-cell>
          <table:table-cell office:value-type="float" office:value="32.7" calcext:value-type="float">
            <text:p>32,7</text:p>
          </table:table-cell>
          <table:table-cell office:value-type="float" office:value="88.9" calcext:value-type="float">
            <text:p>88,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79" calcext:value-type="float">
            <text:p>1,079</text:p>
          </table:table-cell>
          <table:table-cell office:value-type="float" office:value="0.927" calcext:value-type="float">
            <text:p>0,927</text:p>
          </table:table-cell>
          <table:table-cell office:value-type="float" office:value="32.7" calcext:value-type="float">
            <text:p>32,7</text:p>
          </table:table-cell>
          <table:table-cell office:value-type="float" office:value="88.9" calcext:value-type="float">
            <text:p>88,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78" calcext:value-type="float">
            <text:p>1,078</text:p>
          </table:table-cell>
          <table:table-cell office:value-type="float" office:value="0.927" calcext:value-type="float">
            <text:p>0,927</text:p>
          </table:table-cell>
          <table:table-cell office:value-type="float" office:value="32.7" calcext:value-type="float">
            <text:p>32,7</text:p>
          </table:table-cell>
          <table:table-cell office:value-type="float" office:value="88.4" calcext:value-type="float">
            <text:p>88,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76" calcext:value-type="float">
            <text:p>1,076</text:p>
          </table:table-cell>
          <table:table-cell office:value-type="float" office:value="0.929" calcext:value-type="float">
            <text:p>0,929</text:p>
          </table:table-cell>
          <table:table-cell office:value-type="float" office:value="32.8" calcext:value-type="float">
            <text:p>32,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74" calcext:value-type="float">
            <text:p>1,074</text:p>
          </table:table-cell>
          <table:table-cell office:value-type="float" office:value="0.93" calcext:value-type="float">
            <text:p>0,93</text:p>
          </table:table-cell>
          <table:table-cell office:value-type="float" office:value="32.8" calcext:value-type="float">
            <text:p>32,8</text:p>
          </table:table-cell>
          <table:table-cell office:value-type="float" office:value="87.8" calcext:value-type="float">
            <text:p>87,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88" calcext:value-type="float">
            <text:p>1,088</text:p>
          </table:table-cell>
          <table:table-cell office:value-type="float" office:value="0.917" calcext:value-type="float">
            <text:p>0,917</text:p>
          </table:table-cell>
          <table:table-cell office:value-type="float" office:value="32.6" calcext:value-type="float">
            <text:p>32,6</text:p>
          </table:table-cell>
          <table:table-cell office:value-type="float" office:value="92.9" calcext:value-type="float">
            <text:p>92,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89" calcext:value-type="float">
            <text:p>1,089</text:p>
          </table:table-cell>
          <table:table-cell office:value-type="float" office:value="0.917" calcext:value-type="float">
            <text:p>0,917</text:p>
          </table:table-cell>
          <table:table-cell office:value-type="float" office:value="32.6" calcext:value-type="float">
            <text:p>32,6</text:p>
          </table:table-cell>
          <table:table-cell office:value-type="float" office:value="93.1" calcext:value-type="float">
            <text:p>93,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89" calcext:value-type="float">
            <text:p>1,089</text:p>
          </table:table-cell>
          <table:table-cell office:value-type="float" office:value="0.916" calcext:value-type="float">
            <text:p>0,916</text:p>
          </table:table-cell>
          <table:table-cell office:value-type="float" office:value="32.6" calcext:value-type="float">
            <text:p>32,6</text:p>
          </table:table-cell>
          <table:table-cell office:value-type="float" office:value="93.1" calcext:value-type="float">
            <text:p>93,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,09</text:p>
          </table:table-cell>
          <table:table-cell office:value-type="float" office:value="0.916" calcext:value-type="float">
            <text:p>0,916</text:p>
          </table:table-cell>
          <table:table-cell office:value-type="float" office:value="32.5" calcext:value-type="float">
            <text:p>32,5</text:p>
          </table:table-cell>
          <table:table-cell office:value-type="float" office:value="93.1" calcext:value-type="float">
            <text:p>93,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,09</text:p>
          </table:table-cell>
          <table:table-cell office:value-type="float" office:value="0.916" calcext:value-type="float">
            <text:p>0,916</text:p>
          </table:table-cell>
          <table:table-cell office:value-type="float" office:value="32.5" calcext:value-type="float">
            <text:p>32,5</text:p>
          </table:table-cell>
          <table:table-cell office:value-type="float" office:value="93.2" calcext:value-type="float">
            <text:p>93,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91" calcext:value-type="float">
            <text:p>1,091</text:p>
          </table:table-cell>
          <table:table-cell office:value-type="float" office:value="0.916" calcext:value-type="float">
            <text:p>0,916</text:p>
          </table:table-cell>
          <table:table-cell office:value-type="float" office:value="32.5" calcext:value-type="float">
            <text:p>32,5</text:p>
          </table:table-cell>
          <table:table-cell office:value-type="float" office:value="93.2" calcext:value-type="float">
            <text:p>93,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92" calcext:value-type="float">
            <text:p>1,092</text:p>
          </table:table-cell>
          <table:table-cell office:value-type="float" office:value="0.915" calcext:value-type="float">
            <text:p>0,915</text:p>
          </table:table-cell>
          <table:table-cell office:value-type="float" office:value="32.5" calcext:value-type="float">
            <text:p>32,5</text:p>
          </table:table-cell>
          <table:table-cell office:value-type="float" office:value="93.6" calcext:value-type="float">
            <text:p>93,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93" calcext:value-type="float">
            <text:p>1,093</text:p>
          </table:table-cell>
          <table:table-cell office:value-type="float" office:value="0.915" calcext:value-type="float">
            <text:p>0,915</text:p>
          </table:table-cell>
          <table:table-cell office:value-type="float" office:value="32.5" calcext:value-type="float">
            <text:p>32,5</text:p>
          </table:table-cell>
          <table:table-cell office:value-type="float" office:value="93.6" calcext:value-type="float">
            <text:p>93,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93" calcext:value-type="float">
            <text:p>1,093</text:p>
          </table:table-cell>
          <table:table-cell office:value-type="float" office:value="0.915" calcext:value-type="float">
            <text:p>0,915</text:p>
          </table:table-cell>
          <table:table-cell office:value-type="float" office:value="32.4" calcext:value-type="float">
            <text:p>32,4</text:p>
          </table:table-cell>
          <table:table-cell office:value-type="float" office:value="93.6" calcext:value-type="float">
            <text:p>93,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92" calcext:value-type="float">
            <text:p>1,092</text:p>
          </table:table-cell>
          <table:table-cell office:value-type="float" office:value="0.915" calcext:value-type="float">
            <text:p>0,915</text:p>
          </table:table-cell>
          <table:table-cell office:value-type="float" office:value="32.5" calcext:value-type="float">
            <text:p>32,5</text:p>
          </table:table-cell>
          <table:table-cell office:value-type="float" office:value="93.4" calcext:value-type="float">
            <text:p>93,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85" calcext:value-type="float">
            <text:p>1,085</text:p>
          </table:table-cell>
          <table:table-cell office:value-type="float" office:value="0.922" calcext:value-type="float">
            <text:p>0,922</text:p>
          </table:table-cell>
          <table:table-cell office:value-type="float" office:value="32.7" calcext:value-type="float">
            <text:p>32,7</text:p>
          </table:table-cell>
          <table:table-cell office:value-type="float" office:value="90.9" calcext:value-type="float">
            <text:p>90,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85" calcext:value-type="float">
            <text:p>1,085</text:p>
          </table:table-cell>
          <table:table-cell office:value-type="float" office:value="0.922" calcext:value-type="float">
            <text:p>0,922</text:p>
          </table:table-cell>
          <table:table-cell office:value-type="float" office:value="32.7" calcext:value-type="float">
            <text:p>32,7</text:p>
          </table:table-cell>
          <table:table-cell office:value-type="float" office:value="91.1" calcext:value-type="float">
            <text:p>91,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85" calcext:value-type="float">
            <text:p>1,085</text:p>
          </table:table-cell>
          <table:table-cell office:value-type="float" office:value="0.922" calcext:value-type="float">
            <text:p>0,922</text:p>
          </table:table-cell>
          <table:table-cell office:value-type="float" office:value="32.7" calcext:value-type="float">
            <text:p>32,7</text:p>
          </table:table-cell>
          <table:table-cell office:value-type="float" office:value="91.1" calcext:value-type="float">
            <text:p>91,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85" calcext:value-type="float">
            <text:p>1,085</text:p>
          </table:table-cell>
          <table:table-cell office:value-type="float" office:value="0.921" calcext:value-type="float">
            <text:p>0,921</text:p>
          </table:table-cell>
          <table:table-cell office:value-type="float" office:value="32.7" calcext:value-type="float">
            <text:p>32,7</text:p>
          </table:table-cell>
          <table:table-cell office:value-type="float" office:value="91.1" calcext:value-type="float">
            <text:p>91,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84" calcext:value-type="float">
            <text:p>1,084</text:p>
          </table:table-cell>
          <table:table-cell office:value-type="float" office:value="0.922" calcext:value-type="float">
            <text:p>0,922</text:p>
          </table:table-cell>
          <table:table-cell office:value-type="float" office:value="32.7" calcext:value-type="float">
            <text:p>32,7</text:p>
          </table:table-cell>
          <table:table-cell office:value-type="float" office:value="90.9" calcext:value-type="float">
            <text:p>90,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83" calcext:value-type="float">
            <text:p>1,083</text:p>
          </table:table-cell>
          <table:table-cell office:value-type="float" office:value="0.922" calcext:value-type="float">
            <text:p>0,922</text:p>
          </table:table-cell>
          <table:table-cell office:value-type="float" office:value="32.7" calcext:value-type="float">
            <text:p>32,7</text:p>
          </table:table-cell>
          <table:table-cell office:value-type="float" office:value="91.1" calcext:value-type="float">
            <text:p>91,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82" calcext:value-type="float">
            <text:p>1,082</text:p>
          </table:table-cell>
          <table:table-cell office:value-type="float" office:value="0.922" calcext:value-type="float">
            <text:p>0,922</text:p>
          </table:table-cell>
          <table:table-cell office:value-type="float" office:value="32.6" calcext:value-type="float">
            <text:p>32,6</text:p>
          </table:table-cell>
          <table:table-cell office:value-type="float" office:value="91.3" calcext:value-type="float">
            <text:p>91,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83" calcext:value-type="float">
            <text:p>1,083</text:p>
          </table:table-cell>
          <table:table-cell office:value-type="float" office:value="0.921" calcext:value-type="float">
            <text:p>0,921</text:p>
          </table:table-cell>
          <table:table-cell office:value-type="float" office:value="32.6" calcext:value-type="float">
            <text:p>32,6</text:p>
          </table:table-cell>
          <table:table-cell office:value-type="float" office:value="91.4" calcext:value-type="float">
            <text:p>91,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84" calcext:value-type="float">
            <text:p>1,084</text:p>
          </table:table-cell>
          <table:table-cell office:value-type="float" office:value="0.92" calcext:value-type="float">
            <text:p>0,92</text:p>
          </table:table-cell>
          <table:table-cell office:value-type="float" office:value="32.6" calcext:value-type="float">
            <text:p>32,6</text:p>
          </table:table-cell>
          <table:table-cell office:value-type="float" office:value="91.4" calcext:value-type="float">
            <text:p>91,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85" calcext:value-type="float">
            <text:p>1,085</text:p>
          </table:table-cell>
          <table:table-cell office:value-type="float" office:value="0.92" calcext:value-type="float">
            <text:p>0,92</text:p>
          </table:table-cell>
          <table:table-cell office:value-type="float" office:value="32.6" calcext:value-type="float">
            <text:p>32,6</text:p>
          </table:table-cell>
          <table:table-cell office:value-type="float" office:value="91.4" calcext:value-type="float">
            <text:p>91,4</text:p>
          </table:table-cell>
        </table:table-row>
      </table:table>
      <table:table table:name="Summary" table:style-name="ta1">
        <table:table-column table:style-name="co3" table:number-columns-repeated="18" table:default-cell-style-name="Default"/>
        <table:table-row table:style-name="ro1">
          <table:table-cell office:value-type="string" calcext:value-type="string">
            <text:p>f/Hz</text:p>
          </table:table-cell>
          <table:table-cell office:value-type="float" office:value="0.503" calcext:value-type="float">
            <text:p>0,503</text:p>
          </table:table-cell>
          <table:table-cell office:value-type="float" office:value="0.595" calcext:value-type="float">
            <text:p>0,595</text:p>
          </table:table-cell>
          <table:table-cell office:value-type="float" office:value="0.697" calcext:value-type="float">
            <text:p>0,697</text:p>
          </table:table-cell>
          <table:table-cell office:value-type="float" office:value="0.805" calcext:value-type="float">
            <text:p>0,805</text:p>
          </table:table-cell>
          <table:table-cell office:value-type="float" office:value="0.905" calcext:value-type="float">
            <text:p>0,905</text:p>
          </table:table-cell>
          <table:table-cell office:value-type="float" office:value="0.996" calcext:value-type="float">
            <text:p>0,996</text:p>
          </table:table-cell>
          <table:table-cell office:value-type="float" office:value="1.11" calcext:value-type="float">
            <text:p>1,11</text:p>
          </table:table-cell>
          <table:table-cell office:value-type="float" office:value="1.209" calcext:value-type="float">
            <text:p>1,209</text:p>
          </table:table-cell>
          <table:table-cell office:value-type="float" office:value="1.3" calcext:value-type="float">
            <text:p>1,3</text:p>
          </table:table-cell>
          <table:table-cell office:value-type="float" office:value="1.393" calcext:value-type="float">
            <text:p>1,393</text:p>
          </table:table-cell>
          <table:table-cell office:value-type="float" office:value="1.51" calcext:value-type="float">
            <text:p>1,51</text:p>
          </table:table-cell>
          <table:table-cell office:value-type="float" office:value="1.155" calcext:value-type="float">
            <text:p>1,155</text:p>
          </table:table-cell>
          <table:table-cell office:value-type="float" office:value="1.043" calcext:value-type="float">
            <text:p>1,043</text:p>
          </table:table-cell>
          <table:table-cell office:value-type="float" office:value="1.067" calcext:value-type="float">
            <text:p>1,067</text:p>
          </table:table-cell>
          <table:table-cell office:value-type="float" office:value="1.078" calcext:value-type="float">
            <text:p>1,078</text:p>
          </table:table-cell>
          <table:table-cell office:value-type="float" office:value="1.091" calcext:value-type="float">
            <text:p>1,091</text:p>
          </table:table-cell>
          <table:table-cell office:value-type="float" office:value="1.084" calcext:value-type="float">
            <text:p>1,084</text:p>
          </table:table-cell>
        </table:table-row>
        <table:table-row table:style-name="ro1">
          <table:table-cell office:value-type="string" calcext:value-type="string">
            <text:p>T/s</text:p>
          </table:table-cell>
          <table:table-cell office:value-type="float" office:value="1.984" calcext:value-type="float">
            <text:p>1,984</text:p>
          </table:table-cell>
          <table:table-cell office:value-type="float" office:value="1.678" calcext:value-type="float">
            <text:p>1,678</text:p>
          </table:table-cell>
          <table:table-cell office:value-type="float" office:value="1.432" calcext:value-type="float">
            <text:p>1,432</text:p>
          </table:table-cell>
          <table:table-cell office:value-type="float" office:value="1.24" calcext:value-type="float">
            <text:p>1,24</text:p>
          </table:table-cell>
          <table:table-cell office:value-type="float" office:value="1.105" calcext:value-type="float">
            <text:p>1,105</text:p>
          </table:table-cell>
          <table:table-cell office:value-type="float" office:value="1.003" calcext:value-type="float">
            <text:p>1,003</text:p>
          </table:table-cell>
          <table:table-cell office:value-type="float" office:value="0.9" calcext:value-type="float">
            <text:p>0,9</text:p>
          </table:table-cell>
          <table:table-cell office:value-type="float" office:value="0.827" calcext:value-type="float">
            <text:p>0,827</text:p>
          </table:table-cell>
          <table:table-cell office:value-type="float" office:value="0.769" calcext:value-type="float">
            <text:p>0,769</text:p>
          </table:table-cell>
          <table:table-cell office:value-type="float" office:value="0.717" calcext:value-type="float">
            <text:p>0,717</text:p>
          </table:table-cell>
          <table:table-cell office:value-type="float" office:value="0.661" calcext:value-type="float">
            <text:p>0,661</text:p>
          </table:table-cell>
          <table:table-cell office:value-type="float" office:value="0.865" calcext:value-type="float">
            <text:p>0,865</text:p>
          </table:table-cell>
          <table:table-cell office:value-type="float" office:value="0.958" calcext:value-type="float">
            <text:p>0,958</text:p>
          </table:table-cell>
          <table:table-cell office:value-type="float" office:value="0.937" calcext:value-type="float">
            <text:p>0,937</text:p>
          </table:table-cell>
          <table:table-cell office:value-type="float" office:value="0.927" calcext:value-type="float">
            <text:p>0,927</text:p>
          </table:table-cell>
          <table:table-cell office:value-type="float" office:value="0.916" calcext:value-type="float">
            <text:p>0,916</text:p>
          </table:table-cell>
          <table:table-cell office:value-type="float" office:value="0.921" calcext:value-type="float">
            <text:p>0,921</text:p>
          </table:table-cell>
        </table:table-row>
        <table:table-row table:style-name="ro1">
          <table:table-cell office:value-type="string" calcext:value-type="string">
            <text:p>x/mm</text:p>
          </table:table-cell>
          <table:table-cell office:value-type="float" office:value="12.8" calcext:value-type="float">
            <text:p>12,8</text:p>
          </table:table-cell>
          <table:table-cell office:value-type="float" office:value="14.1" calcext:value-type="float">
            <text:p>14,1</text:p>
          </table:table-cell>
          <table:table-cell office:value-type="float" office:value="16.3" calcext:value-type="float">
            <text:p>16,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.6" calcext:value-type="float">
            <text:p>30,6</text:p>
          </table:table-cell>
          <table:table-cell office:value-type="float" office:value="31.5" calcext:value-type="float">
            <text:p>31,5</text:p>
          </table:table-cell>
          <table:table-cell office:value-type="float" office:value="24.5" calcext:value-type="float">
            <text:p>24,5</text:p>
          </table:table-cell>
          <table:table-cell office:value-type="float" office:value="18.3" calcext:value-type="float">
            <text:p>18,3</text:p>
          </table:table-cell>
          <table:table-cell office:value-type="float" office:value="13.9" calcext:value-type="float">
            <text:p>13,9</text:p>
          </table:table-cell>
          <table:table-cell office:value-type="float" office:value="10.2" calcext:value-type="float">
            <text:p>10,2</text:p>
          </table:table-cell>
          <table:table-cell office:value-type="float" office:value="28.7" calcext:value-type="float">
            <text:p>28,7</text:p>
          </table:table-cell>
          <table:table-cell office:value-type="float" office:value="32.6" calcext:value-type="float">
            <text:p>32,6</text:p>
          </table:table-cell>
          <table:table-cell office:value-type="float" office:value="32.8" calcext:value-type="float">
            <text:p>32,8</text:p>
          </table:table-cell>
          <table:table-cell office:value-type="float" office:value="32.7" calcext:value-type="float">
            <text:p>32,7</text:p>
          </table:table-cell>
          <table:table-cell office:value-type="float" office:value="32.5" calcext:value-type="float">
            <text:p>32,5</text:p>
          </table:table-cell>
          <table:table-cell office:value-type="float" office:value="32.7" calcext:value-type="float">
            <text:p>32,7</text:p>
          </table:table-cell>
        </table:table-row>
        <table:table-row table:style-name="ro1">
          <table:table-cell office:value-type="string" calcext:value-type="string">
            <text:p>ph/deg</text:p>
          </table:table-cell>
          <table:table-cell office:value-type="float" office:value="15" calcext:value-type="float">
            <text:p>15</text:p>
          </table:table-cell>
          <table:table-cell office:value-type="float" office:value="17.5" calcext:value-type="float">
            <text:p>17,5</text:p>
          </table:table-cell>
          <table:table-cell office:value-type="float" office:value="22.1" calcext:value-type="float">
            <text:p>22,1</text:p>
          </table:table-cell>
          <table:table-cell office:value-type="float" office:value="30.5" calcext:value-type="float">
            <text:p>30,5</text:p>
          </table:table-cell>
          <table:table-cell office:value-type="float" office:value="42.7" calcext:value-type="float">
            <text:p>42,7</text:p>
          </table:table-cell>
          <table:table-cell office:value-type="float" office:value="63.4" calcext:value-type="float">
            <text:p>63,4</text:p>
          </table:table-cell>
          <table:table-cell office:value-type="float" office:value="99.6" calcext:value-type="float">
            <text:p>99,6</text:p>
          </table:table-cell>
          <table:table-cell office:value-type="float" office:value="125.9" calcext:value-type="float">
            <text:p>125,9</text:p>
          </table:table-cell>
          <table:table-cell office:value-type="float" office:value="14.1" calcext:value-type="float">
            <text:p>14,1</text:p>
          </table:table-cell>
          <table:table-cell office:value-type="float" office:value="150.1" calcext:value-type="float">
            <text:p>150,1</text:p>
          </table:table-cell>
          <table:table-cell office:value-type="float" office:value="157.6" calcext:value-type="float">
            <text:p>157,6</text:p>
          </table:table-cell>
          <table:table-cell office:value-type="float" office:value="113.5" calcext:value-type="float">
            <text:p>113,5</text:p>
          </table:table-cell>
          <table:table-cell office:value-type="float" office:value="77.3" calcext:value-type="float">
            <text:p>77,3</text:p>
          </table:table-cell>
          <table:table-cell office:value-type="float" office:value="85.4" calcext:value-type="float">
            <text:p>85,4</text:p>
          </table:table-cell>
          <table:table-cell office:value-type="float" office:value="88.9" calcext:value-type="float">
            <text:p>88,9</text:p>
          </table:table-cell>
          <table:table-cell office:value-type="float" office:value="93.3" calcext:value-type="float">
            <text:p>93,3</text:p>
          </table:table-cell>
          <table:table-cell office:value-type="float" office:value="91.2" calcext:value-type="float">
            <text:p>91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7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.00.0000</text:date>, <text:time style:data-style-name="N2" text:time-value="16:22:20.63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5T15:40:35.741000000</meta:creation-date>
    <dc:date>2020-03-05T16:28:28.844000000</dc:date>
    <meta:editing-duration>PT31M29S</meta:editing-duration>
    <meta:editing-cycles>16</meta:editing-cycles>
    <meta:generator>LibreOffice/6.4.0.3$Windows_X86_64 LibreOffice_project/b0a288ab3d2d4774cb44b62f04d5d28733ac6df8</meta:generator>
    <meta:print-date>2020-03-05T16:27:51.991000000</meta:print-date>
    <meta:document-statistic meta:table-count="2" meta:cell-count="927" meta:object-count="0"/>
  </office:meta>
</office:document-meta>
</file>